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791in" fo:margin-bottom="0.0791in" loext:contextual-spacing="false" fo:line-height="150%" fo:text-align="center" style:justify-single-word="false"/>
      <style:text-properties fo:font-size="13pt" style:text-underline-style="solid" style:text-underline-width="auto" style:text-underline-color="font-color" officeooo:rsid="001bb9b6" officeooo:paragraph-rsid="001bb9b6" style:font-size-asian="13pt" style:font-size-complex="13pt"/>
    </style:style>
    <style:style style:name="P2" style:family="paragraph" style:parent-style-name="Standard">
      <style:paragraph-properties fo:margin-top="0.0791in" fo:margin-bottom="0.0791in" loext:contextual-spacing="false" fo:line-height="150%" fo:text-align="start" style:justify-single-word="false"/>
      <style:text-properties fo:font-size="13pt" style:text-underline-style="none" officeooo:rsid="001bb9b6" officeooo:paragraph-rsid="001bb9b6" style:font-size-asian="13pt" style:font-size-complex="13pt"/>
    </style:style>
    <style:style style:name="P3" style:family="paragraph" style:parent-style-name="Standard">
      <style:paragraph-properties fo:margin-top="0.0791in" fo:margin-bottom="0.0791in" loext:contextual-spacing="false" fo:line-height="150%" fo:text-align="start" style:justify-single-word="false"/>
      <style:text-properties fo:font-size="13pt" style:text-underline-style="none" officeooo:rsid="001bb9b6" officeooo:paragraph-rsid="001ee1d1" style:font-size-asian="13pt" style:font-size-complex="13pt"/>
    </style:style>
    <style:style style:name="P4" style:family="paragraph" style:parent-style-name="Standard">
      <style:paragraph-properties fo:margin-top="0.0791in" fo:margin-bottom="0.0791in" loext:contextual-spacing="false" fo:line-height="150%" fo:text-align="start" style:justify-single-word="false"/>
      <style:text-properties fo:font-size="13pt" style:text-underline-style="none" officeooo:rsid="001f4c35" officeooo:paragraph-rsid="001f4c35" style:font-size-asian="13pt" style:font-size-complex="13pt"/>
    </style:style>
    <style:style style:name="P5" style:family="paragraph" style:parent-style-name="Standard">
      <style:paragraph-properties fo:margin-top="0.0791in" fo:margin-bottom="0.0791in" loext:contextual-spacing="false" fo:line-height="150%" fo:text-align="start" style:justify-single-word="false"/>
      <style:text-properties fo:font-size="13pt" style:text-underline-style="none" officeooo:rsid="002056a0" officeooo:paragraph-rsid="001f4c35" style:font-size-asian="13pt" style:font-size-complex="13pt"/>
    </style:style>
    <style:style style:name="T1" style:family="text">
      <style:text-properties style:text-position="super 58%"/>
    </style:style>
    <style:style style:name="T2" style:family="text">
      <style:text-properties style:text-position="super 58%" officeooo:rsid="002056a0"/>
    </style:style>
    <style:style style:name="T3" style:family="text">
      <style:text-properties officeooo:rsid="001c3460"/>
    </style:style>
    <style:style style:name="T4" style:family="text">
      <style:text-properties officeooo:rsid="001e1b6d"/>
    </style:style>
    <style:style style:name="T5" style:family="text">
      <style:text-properties officeooo:rsid="001ee1d1"/>
    </style:style>
    <style:style style:name="T6" style:family="text">
      <style:text-properties officeooo:rsid="001f4c35"/>
    </style:style>
    <style:style style:name="T7" style:family="text">
      <style:text-properties officeooo:rsid="002056a0"/>
    </style:style>
    <style:style style:name="T8" style:family="text">
      <style:text-properties officeooo:rsid="0021e994"/>
    </style:style>
    <style:style style:name="T9" style:family="text">
      <style:text-properties fo:font-style="italic" style:font-style-asian="italic" style:font-style-complex="italic"/>
    </style:style>
    <style:style style:name="T10" style:family="text">
      <style:text-properties fo:font-style="italic" officeooo:rsid="002371a0" style:font-style-asian="italic" style:font-style-complex="italic"/>
    </style:style>
    <style:style style:name="T11" style:family="text">
      <style:text-properties fo:font-style="italic" officeooo:rsid="00255800" style:font-style-asian="italic" style:font-style-complex="italic"/>
    </style:style>
    <style:style style:name="T12" style:family="text">
      <style:text-properties officeooo:rsid="00255800"/>
    </style:style>
    <style:style style:name="T13" style:family="text">
      <style:text-properties fo:color="#ed1c24"/>
    </style:style>
    <style:style style:name="T14" style:family="text">
      <style:text-properties fo:color="#ed1c24" fo:font-style="italic" officeooo:rsid="002371a0" style:font-style-asian="italic" style:font-style-complex="italic"/>
    </style:style>
    <style:style style:name="T15" style:family="text">
      <style:text-properties fo:color="#ed1c24" fo:font-style="italic" officeooo:rsid="00255800" style:font-style-asian="italic" style:font-style-complex="italic"/>
    </style:style>
    <style:style style:name="T16" style:family="text">
      <style:text-properties fo:color="#ed1c24" officeooo:rsid="001e1b6d"/>
    </style:style>
    <style:style style:name="T17" style:family="text">
      <style:text-properties fo:color="#ed1c24" officeooo:rsid="001f4c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grading the iPod Classic 4<text:span text:style-name="T1">th</text:span> Generation Grayscale to a Larger Battery</text:p>
      <text:p text:style-name="P1"/>
      <text:p text:style-name="P2"><text:tab/>The iPod Classic 4<text:span text:style-name="T2">th</text:span><text:span text:style-name="T7"> Generation grayscale</text:span> comes stock with an incredibly small battery, in both physical size and capacity <text:span text:style-name="T7">(I believe it was 800mAh) (</text:span><text:a xlink:type="simple" xlink:href="https://everymac.com/systems/apple/ipod/specs/ipod_4thgen.html" text:style-name="Internet_20_link" text:visited-style-name="Visited_20_Internet_20_Link"><text:span text:style-name="T7">https://everymac.com/systems/apple/ipod/specs/ipod_4thgen.html</text:span></text:a><text:span text:style-name="T7">) </text:span>. The original battery is about 1” by 1.5” and fits into a contour in the motherboard, a horrible design decision that was corrected in later models, but one that cannot be helped when modifying the 4<text:span text:style-name="T1">th</text:span> Gen.<text:span text:style-name="T9"> </text:span><text:span text:style-name="T14">(picture of old battery in iPod)</text:span></text:p>
      <text:p text:style-name="P2"><text:tab/>However due to this design, only batteries that can fit in this small space can be installed into the iPod, limiting the maximum capacity of a replacement battery <text:span text:style-name="T3">to about 1300mAh, which is better than the stock but still quite pitiful. Since I had done a previous modification to replace the bulky hard drive with a “IDE to CF to SD to microSD card” adapter, I wanted to try and put something larger in, and I figured 3000mAh would be enough for a day or two. I found a 3000mAh battery that was almost exactly the size of the back compartment of the iPod, and hoped it would fit in there with the limited space I had at my disposal. </text:span><text:span text:style-name="T14">(picture of huge ebay battery </text:span><text:span text:style-name="T15">in</text:span><text:span text:style-name="T14"> iPod)</text:span></text:p>
      <text:p text:style-name="P2"><text:tab/><text:span text:style-name="T3">Of course, it did not fit. Luckily faked 40GB iPod backings are still being made today (and they look quite good), and I was able to source one. It held my new battery and made my iPod look even better than it did before! </text:span><text:span text:style-name="T10">(picture of thicc backing next to original backing)</text:span></text:p>
      <text:p text:style-name="P3"><text:tab/><text:span text:style-name="T4">Getting the battery into the compartment was the easy part, the real issue was getting the battery to charge from the motherboard of the iPod. The stock batteries and replacements specifically for the iPod all come with three wires – red (positive), black (negative), and yellow (charging positive). I didn’t know exactly how the charging circuit worked, and I figured that at least part of the circuit was meant to be on the battery itself. Unfortunately the 3000mAh battery I found on eBay only came with two wires – red and black. Before I figured out what the yellow cable was for I had just left it unattached and hoped it would work but it did not. </text:span><text:span text:style-name="T14">(picture of old battery connector)</text:span></text:p>
      <text:p text:style-name="P3"><text:span text:style-name="T4"><text:tab/>Heading once again to eBay, I found a 3.7 V Li-Ion battery charging circuit that utilized the <text:s/>4056a battery charging IC, and attempted to install it using the yellow wire as In+ (input </text:span><text:soft-page-break/><text:span text:style-name="T4">positive), and black as both Batt- (battery negative) and In- (input negative). This however also did not work because the charging circuit required at least 4.2 V (4.5 on the datasheet but 4.2 worked just fine in tests), and the voltage drop between the yellow and black wires would only get up to that voltage with no battery connected. When the battery was connected it would only output 3.7 volts, not enough to turn the circuit on and charge the battery.</text:span><text:span text:style-name="T16"> </text:span><text:span text:style-name="T14">(picture of charging circuit)</text:span></text:p>
      <text:p text:style-name="P3"><text:tab/><text:span text:style-name="T5">I thought about how I would be able to get the input voltage to at least 4.2V, and I experimented with ways like adding another 1.5V battery to the circuit to try and boost the input voltage, but this did not work for a multitude of reasons. First, I had no battery on hand that would fit in the case with that voltage, secondly I would have to build another circuit to make sure the second battery would blow up from essentially inputting 3.7V into it, and finally I did not want to have to change the batteries on this iPod just to be able to charge it! Eventually I scrapped this idea altogether and looked for a better solution. </text:span></text:p>
      <text:p text:style-name="P3"><text:tab/><text:span text:style-name="T6">Since I needed at least 4.2V, I remembered that by definition USB charging puts out 5V to the device, and I figured there might be some way to tap directly into that 5V to charge the battery. Since the only place I felt comfortable pulling the 5V from was the connector itself, I went online and found the pinout for the Apple 30 Pin connector used on the iPod classics. (</text:span><text:a xlink:type="simple" xlink:href="http://pinouts.ru/PortableDevices/ipod_pinout.shtml" text:style-name="Internet_20_link" text:visited-style-name="Visited_20_Internet_20_Link"><text:span text:style-name="T6">http://pinouts.ru/PortableDevices/ipod_pinout.shtml</text:span></text:a><text:span text:style-name="T6">) With my multimeter and the datasheet I determined that Pin 23 was the 5V USB positive, and there were a multitude of ground pins that would work – I chose pin 1. However because there are a total of 30 pins on the 30 pin connector, the connections are incredibly small. Luckily the ones surrounding the 5V USB+ are reserved for Firewire connections, which I won’t be using anytime soon, so I figured I had some wiggle room. I decided to solder directly to the backside of the connector instead of to a pad nearby because it would have taken much to long to find a suitable place, and I also did not want to scratch up the motherboard to reveal the traces. Eventually the soldering was complete, and connecting both wires to the circuit confirmed that the 5V output by the USB would be sufficient to charge the battery. </text:span><text:span text:style-name="T14">(picture of 30 pin connector connected with arrows pointing towards GND and Usb power+. Maybe include screenshot of pinouts.ru table)</text:span></text:p>
      <text:p text:style-name="P3"><text:tab/><text:span text:style-name="T6">Originally I had put the battery, the motherboard battery socket, and the 5V USB together as a spaghetti mess of wires, but I had time so I went back and made it look better. I was very worried that my solder joints would not be strong enough and would disconnect </text:span><text:soft-page-break/><text:span text:style-name="T6">sometime after I put the iPod back together, but after some testing I concluded it would be fine for now.</text:span><text:span text:style-name="T17"> </text:span><text:span text:style-name="T14">(picture of complete circuit)</text:span></text:p>
      <text:p text:style-name="P3"><text:tab/><text:span text:style-name="T6">When everything was rigged together, I tested it one last time before closing the case, and it works! The red light means that the battery is charging.</text:span><text:span text:style-name="T14">(picture of battery charging)</text:span></text:p>
      <text:p text:style-name="P4"><text:tab/>The next morning, the iPod itself said that it was fully charged, but when I opened the case the red light was still on. I’m not sure if this is because the yellow wire was an integral part of the battery monitoring circuit, or if it is just programmed to check the charge against a battery of significantly less capacity. Either way, I think the battery was charging all night so I listened to music all day and recorded if and when it died. The battery was pretty low before charging so if it was in fact not charging it should have died relatively soon. If it makes it the whole day then I will assume it was charging.<text:span text:style-name="T13"> </text:span><text:span text:style-name="T15">(picture of “charged” iPod)</text:span></text:p>
      <text:p text:style-name="P4"><text:tab/>Issues with this modification include the relatively weak solder points from the battery charging circuit to the back of the 30 pin connector, <text:span text:style-name="T8">some excess solder that had fallen across pins 24-26 and was irremovable (these are the USB data-, firewire data+, and firewire data-. Hopefully it will not affect USB data- in a negative way),</text:span> the <text:span text:style-name="T7">unused yellow cable coming from the motherboard, and the inaccurate battery sensor. Had I a microsoldering lab, I might’ve been able to make the solder points stronger and/or put them in a different place, and if I had a schematic sheet for the iPod itself I could figure out exactly how the battery charging circuit works and what exactly the yellow wire does. I suspect that the charging circuit might actually be on the motherboard because with no battery connected the voltage drop between the yellow (+) and black (-) wires was 4.2V, which is what the charging circuit gives the battery when it is charging from a state of low charge. As the battery gets more full, I wonder if the Y-B voltage drop will decrease like is needed to charge the battery, or if it will continue to stay at 4.2V and damage the battery due to not being able to read the charge level correctly and adjust for it.</text:span></text:p>
      <text:p text:style-name="P5"><text:tab/>Future modifications might include creating a <text:span text:style-name="T8">battery charging </text:span>circuit that can work with the voltages output by the motherboard cables, but due to the highest voltage given being 3.7V when a minimum for 4.2 is needed to turn on the IC, this seems unlikely <text:span text:style-name="T8">unless I can find schematics for the circuit that was built onto replacement batteries</text:span>. However if new information is received and this project is updated this paper will reflect t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0:36:32.257264353</meta:creation-date>
    <dc:date>2018-04-01T14:58:15.480265847</dc:date>
    <meta:editing-duration>PT52M30S</meta:editing-duration>
    <meta:editing-cycles>1</meta:editing-cycles>
    <meta:document-statistic meta:table-count="0" meta:image-count="0" meta:object-count="0" meta:page-count="3" meta:paragraph-count="13" meta:word-count="1377" meta:character-count="7760" meta:non-whitespace-character-count="6378"/>
    <meta:generator>LibreOffice/6.0.2.1.0$Linux_X86_64 LibreOffice_project/00m0$Build-1</meta:generator>
  </office:meta>
</office:document-meta>
</file>